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C000002BBB9964C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0.828cm" svg:x="0cm" svg:y="0cm">
          <draw:image xlink:href="Pictures/10000000000002DC000002BBB9964C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09:02:17.503182541</meta:creation-date>
    <dc:date>2014-10-02T09:02:57.948295744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